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0A25290B2B3C04B2EA.png" manifest:media-type="image/png"/>
  <manifest:file-entry manifest:full-path="Pictures/100002010000012C0000012C2F7D9A895361AB07.png" manifest:media-type="image/png"/>
  <manifest:file-entry manifest:full-path="Pictures/10000201000006A20000046BB9D0E381FCEE52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203cm" svg:stroke-color="#990000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6.481cm" svg:height="3.904cm" svg:x="13.315cm" svg:y="10.27cm">
          <draw:image xlink:href="Pictures/10000201000006A20000046BB9D0E381FCEE5206.png" xlink:type="simple" xlink:show="embed" xlink:actuate="onLoad">
            <text:p/>
          </draw:image>
        </draw:frame>
        <draw:connector draw:style-name="gr2" draw:text-style-name="P1" draw:layer="layout" draw:type="curve" svg:x1="13.315cm" svg:y1="12.222cm" svg:x2="11.731cm" svg:y2="12.495cm" draw:start-shape="id1" draw:end-shape="id2" svg:d="M13315 12222c-1188 0-396 273-1584 273" svg:viewBox="0 0 1585 274">
          <text:p/>
        </draw:connector>
        <draw:frame draw:style-name="gr3" draw:text-style-name="P1" xml:id="id2" draw:id="id2" draw:layer="layout" svg:width="7.937cm" svg:height="7.368cm" svg:x="3.794cm" svg:y="8.811cm">
          <draw:image xlink:href="Pictures/100002010000012C0000012C2F7D9A895361AB07.png" xlink:type="simple" xlink:show="embed" xlink:actuate="onLoad">
            <text:p/>
          </draw:image>
        </draw:frame>
        <draw:frame draw:style-name="gr1" draw:text-style-name="P1" draw:layer="layout" svg:width="10.287cm" svg:height="6.532cm" svg:x="2.016cm" svg:y="13.772cm">
          <draw:image xlink:href="Pictures/10000201000001900000010A25290B2B3C04B2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7:26:53.596594148</meta:creation-date>
    <dc:date>2017-09-12T12:25:41.966469228</dc:date>
    <meta:editing-duration>PT23M4S</meta:editing-duration>
    <meta:editing-cycles>4</meta:editing-cycles>
    <meta:generator>LibreOffice/5.3.1.2$Linux_X86_64 LibreOffice_project/30m0$Build-2</meta:generator>
    <meta:document-statistic meta:object-count="4"/>
  </office:meta>
</office:document-meta>
</file>